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tro</text:p>
      <text:p text:style-name="Standard">Probleme mit der Verbindung zum Button .</text:p>
      <text:p text:style-name="Standard">Projektstart etwas chaotischer da nicht an agile Software Erstellung gewohnt.</text:p>
      <text:p text:style-name="Standard">Im nächsten Sprint Artefakte für Abgabe besser planen.</text:p>
      <text:p text:style-name="Standard">Verantwortlichkeiten besser und schneller zuteil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09:14:00Z</meta:creation-date>
    <dc:date>2018-02-03T09:17:00Z</dc:date>
    <meta:template xlink:href="Normal" xlink:type="simple"/>
    <meta:editing-cycles>1</meta:editing-cycles>
    <meta:editing-duration>PT0S</meta:editing-duration>
    <meta:document-statistic meta:page-count="1" meta:paragraph-count="1" meta:word-count="31" meta:character-count="231" meta:row-count="1" meta:non-whitespace-character-count="201"/>
  </office:meta>
</office:document-meta>
</file>